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margin-top="0.0694in" fo:margin-bottom="0.0694in" fo:line-height="100%"/>
    </style:style>
    <style:style style:name="T2"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style>
    <style:style style:name="T3"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T4" style:parent-style-name="DefaultParagraphFont"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style:style>
    <style:style style:name="P5" style:parent-style-name="Normal" style:family="paragraph">
      <style:paragraph-properties fo:margin-top="0.0694in" fo:margin-bottom="0.0694in" fo:line-height="100%"/>
    </style:style>
    <style:style style:name="T6" style:parent-style-name="DefaultParagraphFont"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style:style>
    <style:style style:name="T7" style:parent-style-name="DefaultParagraphFont"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style:style>
    <style:style style:name="T8" style:parent-style-name="DefaultParagraphFont"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style:style>
    <style:style style:name="P9" style:parent-style-name="Normal" style:family="paragraph">
      <style:paragraph-properties fo:margin-top="0.0694in" fo:margin-bottom="0.0694in" fo:line-height="100%"/>
    </style:style>
    <style:style style:name="T10"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T11"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text-underline-type="single" style:text-underline-style="solid" style:text-underline-width="auto" style:text-underline-mode="continuous"/>
    </style:style>
    <style:style style:name="T12"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T13"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text-underline-type="single" style:text-underline-style="solid" style:text-underline-width="auto" style:text-underline-mode="continuous"/>
    </style:style>
    <style:style style:name="P14" style:parent-style-name="Normal" style:family="paragraph">
      <style:paragraph-properties fo:margin-top="0.0694in" fo:margin-bottom="0.0694in" fo:line-height="100%"/>
    </style:style>
    <style:style style:name="T15"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style>
    <style:style style:name="P16" style:parent-style-name="Normal"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style>
    <style:style style:name="P17" style:parent-style-name="Normal"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style>
    <style:style style:name="P18" style:parent-style-name="Normal"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style>
    <style:style style:name="P19" style:parent-style-name="Normal"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style>
    <style:style style:name="P20" style:parent-style-name="Normal" style:family="paragraph">
      <style:paragraph-properties fo:margin-top="0.0694in" fo:margin-bottom="0.0694in" fo:line-height="100%"/>
    </style:style>
    <style:style style:name="T21"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style>
    <style:style style:name="T22"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P23" style:parent-style-name="Normal" style:list-style-name="LFO1" style:family="paragraph">
      <style:paragraph-properties fo:margin-top="0.0694in" fo:margin-bottom="0.0694in" fo:line-height="100%"/>
    </style:style>
    <style:style style:name="T24" style:parent-style-name="DefaultParagraphFont"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style:style>
    <style:style style:name="T25" style:parent-style-name="DefaultParagraphFont"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style:style>
    <style:style style:name="T26" style:parent-style-name="DefaultParagraphFont"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style:style>
    <style:style style:name="P27" style:parent-style-name="Normal" style:list-style-name="LFO1" style:family="paragraph">
      <style:paragraph-properties fo:margin-top="0.0694in" fo:margin-bottom="0.0694in" fo:line-height="100%"/>
    </style:style>
    <style:style style:name="T28" style:parent-style-name="DefaultParagraphFont"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style:style>
    <style:style style:name="P29" style:parent-style-name="Normal" style:list-style-name="LFO1" style:family="paragraph">
      <style:paragraph-properties fo:margin-top="0.0694in" fo:margin-bottom="0.0694in" fo:line-height="100%"/>
    </style:style>
    <style:style style:name="T30" style:parent-style-name="DefaultParagraphFont"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style:style>
    <style:style style:name="P31" style:parent-style-name="Normal" style:list-style-name="LFO1" style:family="paragraph">
      <style:paragraph-properties fo:margin-top="0.0694in" fo:margin-bottom="0.0694in" fo:line-height="100%"/>
    </style:style>
    <style:style style:name="T32" style:parent-style-name="DefaultParagraphFont"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style:style>
    <style:style style:name="T33" style:parent-style-name="DefaultParagraphFont"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style:style>
    <style:style style:name="T34" style:parent-style-name="DefaultParagraphFont"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style:style>
    <style:style style:name="P35" style:parent-style-name="Normal" style:family="paragraph">
      <style:paragraph-properties fo:margin-top="0.0694in" fo:margin-bottom="0.0694in" fo:line-height="100%"/>
    </style:style>
    <style:style style:name="T36"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T37"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style>
    <style:style style:name="T38"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T39" style:parent-style-name="DefaultParagraphFont"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style:style>
    <style:style style:name="T40"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T41" style:parent-style-name="DefaultParagraphFont"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style:style>
    <style:style style:name="P42" style:parent-style-name="Normal"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style>
    <style:style style:name="TableColumn44" style:family="table-column">
      <style:table-column-properties style:column-width="1.634in"/>
    </style:style>
    <style:style style:name="TableColumn45" style:family="table-column">
      <style:table-column-properties style:column-width="2.259in"/>
    </style:style>
    <style:style style:name="TableColumn46" style:family="table-column">
      <style:table-column-properties style:column-width="1.0527in"/>
    </style:style>
    <style:style style:name="TableColumn47" style:family="table-column">
      <style:table-column-properties style:column-width="1.8243in"/>
    </style:style>
    <style:style style:name="Table43" style:family="table">
      <style:table-properties style:width="6.7701in" fo:margin-left="0in" table:align="left"/>
    </style:style>
    <style:style style:name="TableRow48" style:family="table-row">
      <style:table-row-properties style:min-row-height="0.3972in"/>
    </style:style>
    <style:style style:name="TableCell49" style:family="table-cell">
      <style:table-cell-properties fo:border="none" style:writing-mode="lr-tb" fo:padding-top="0.0729in" fo:padding-left="0.1041in" fo:padding-bottom="0.0729in" fo:padding-right="0.1041in"/>
    </style:style>
    <style:style style:name="P50" style:parent-style-name="Normal" style:family="paragraph">
      <style:paragraph-properties fo:margin-bottom="0.0694in" fo:line-height="100%"/>
      <style:text-properties style:font-name="Times New Roman" style:font-name-asian="Times New Roman" style:font-name-complex="Times New Roman" style:letter-kerning="false" fo:font-size="12pt" style:font-size-asian="12pt" style:font-size-complex="12pt"/>
    </style:style>
    <style:style style:name="TableCell51" style:family="table-cell">
      <style:table-cell-properties fo:border="none" style:writing-mode="lr-tb" fo:padding-top="0.0729in" fo:padding-left="0.1041in" fo:padding-bottom="0.0729in" fo:padding-right="0.1041in"/>
    </style:style>
    <style:style style:name="P52" style:parent-style-name="Normal" style:family="paragraph">
      <style:paragraph-properties fo:margin-bottom="0.0694in" fo:line-height="100%"/>
    </style:style>
    <style:style style:name="T53"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style>
    <style:style style:name="TableCell54" style:family="table-cell">
      <style:table-cell-properties fo:border="none" style:writing-mode="lr-tb" fo:padding-top="0.0729in" fo:padding-left="0.1041in" fo:padding-bottom="0.0729in" fo:padding-right="0.1041in"/>
    </style:style>
    <style:style style:name="P55" style:parent-style-name="Normal" style:family="paragraph">
      <style:paragraph-properties fo:margin-bottom="0.0694in" fo:line-height="100%"/>
    </style:style>
    <style:style style:name="T56"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style>
    <style:style style:name="TableCell57" style:family="table-cell">
      <style:table-cell-properties fo:border="none" style:writing-mode="lr-tb" fo:padding-top="0.0729in" fo:padding-left="0.1041in" fo:padding-bottom="0.0729in" fo:padding-right="0.1041in"/>
    </style:style>
    <style:style style:name="P58" style:parent-style-name="Normal" style:family="paragraph">
      <style:paragraph-properties fo:margin-bottom="0.0694in" fo:line-height="100%"/>
    </style:style>
    <style:style style:name="T59"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style>
    <style:style style:name="TableRow60" style:family="table-row">
      <style:table-row-properties style:min-row-height="3.3638in"/>
    </style:style>
    <style:style style:name="TableCell61" style:family="table-cell">
      <style:table-cell-properties fo:border="none" style:writing-mode="lr-tb" fo:padding-top="0.0729in" fo:padding-left="0.1041in" fo:padding-bottom="0.0729in" fo:padding-right="0.1041in"/>
    </style:style>
    <style:style style:name="P62" style:parent-style-name="Normal" style:family="paragraph">
      <style:paragraph-properties fo:margin-bottom="0.0694in" fo:line-height="100%"/>
      <style:text-properties style:font-name="Times New Roman" style:font-name-asian="Times New Roman" style:font-name-complex="Times New Roman" style:letter-kerning="false" fo:font-size="12pt" style:font-size-asian="12pt" style:font-size-complex="12pt"/>
    </style:style>
    <style:style style:name="TableCell63" style:family="table-cell">
      <style:table-cell-properties fo:border="none" style:writing-mode="lr-tb" fo:padding-top="0.0729in" fo:padding-left="0.1041in" fo:padding-bottom="0.0729in" fo:padding-right="0.1041in"/>
    </style:style>
    <style:style style:name="P64" style:parent-style-name="Normal" style:list-style-name="LFO2"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style>
    <style:style style:name="P65" style:parent-style-name="Normal" style:list-style-name="LFO2"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style>
    <style:style style:name="P66" style:parent-style-name="Normal" style:list-style-name="LFO2"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style>
    <style:style style:name="P67" style:parent-style-name="Normal" style:list-style-name="LFO2"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style>
    <style:style style:name="TableCell68" style:family="table-cell">
      <style:table-cell-properties fo:border="none" style:writing-mode="lr-tb" fo:padding-top="0.0729in" fo:padding-left="0.1041in" fo:padding-bottom="0.0729in" fo:padding-right="0.1041in"/>
    </style:style>
    <style:style style:name="P69" style:parent-style-name="Normal" style:family="paragraph">
      <style:paragraph-properties fo:margin-bottom="0.0694in" fo:line-height="100%"/>
      <style:text-properties style:font-name="Times New Roman" style:font-name-asian="Times New Roman" style:font-name-complex="Times New Roman" style:letter-kerning="false" fo:font-size="12pt" style:font-size-asian="12pt" style:font-size-complex="12pt"/>
    </style:style>
    <style:style style:name="TableCell70" style:family="table-cell">
      <style:table-cell-properties fo:border="none" style:writing-mode="lr-tb" fo:padding-top="0.0729in" fo:padding-left="0.1041in" fo:padding-bottom="0.0729in" fo:padding-right="0.1041in"/>
    </style:style>
    <style:style style:name="P71" style:parent-style-name="Normal" style:list-style-name="LFO3"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style>
    <style:style style:name="P72" style:parent-style-name="Normal" style:list-style-name="LFO3"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style>
    <style:style style:name="P73" style:parent-style-name="Normal" style:family="paragraph">
      <style:paragraph-properties fo:margin-top="0.0694in" fo:margin-bottom="0.0694in" fo:line-height="100%"/>
    </style:style>
    <style:style style:name="T74"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style>
    <style:style style:name="T75"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T76" style:parent-style-name="DefaultParagraphFont"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style:style>
    <style:style style:name="T77"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T78" style:parent-style-name="DefaultParagraphFont"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style:style>
    <style:style style:name="TableColumn80" style:family="table-column">
      <style:table-column-properties style:column-width="0.625in"/>
    </style:style>
    <style:style style:name="TableColumn81" style:family="table-column">
      <style:table-column-properties style:column-width="1.0326in"/>
    </style:style>
    <style:style style:name="TableColumn82" style:family="table-column">
      <style:table-column-properties style:column-width="0.5513in"/>
    </style:style>
    <style:style style:name="TableColumn83" style:family="table-column">
      <style:table-column-properties style:column-width="1.6812in"/>
    </style:style>
    <style:style style:name="TableColumn84" style:family="table-column">
      <style:table-column-properties style:column-width="1.1944in"/>
    </style:style>
    <style:style style:name="Table79" style:family="table">
      <style:table-properties style:width="5.0847in" fo:margin-left="0in" table:align="left"/>
    </style:style>
    <style:style style:name="TableRow85" style:family="table-row">
      <style:table-row-properties/>
    </style:style>
    <style:style style:name="TableCell86" style:family="table-cell">
      <style:table-cell-properties fo:border="none" style:writing-mode="lr-tb" fo:padding-top="0.0729in" fo:padding-left="0.1041in" fo:padding-bottom="0.0729in" fo:padding-right="0.1041in"/>
    </style:style>
    <style:style style:name="P87" style:parent-style-name="Normal" style:family="paragraph">
      <style:paragraph-properties fo:margin-bottom="0.0694in" fo:line-height="100%"/>
    </style:style>
    <style:style style:name="T88"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style>
    <style:style style:name="TableCell89" style:family="table-cell">
      <style:table-cell-properties fo:border="none" style:writing-mode="lr-tb" fo:padding-top="0.0729in" fo:padding-left="0.1041in" fo:padding-bottom="0.0729in" fo:padding-right="0.1041in"/>
    </style:style>
    <style:style style:name="P90" style:parent-style-name="Normal" style:family="paragraph">
      <style:paragraph-properties fo:margin-bottom="0.0694in" fo:line-height="100%"/>
    </style:style>
    <style:style style:name="T91"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style>
    <style:style style:name="TableCell92" style:family="table-cell">
      <style:table-cell-properties fo:border="none" style:writing-mode="lr-tb" fo:padding-top="0.0729in" fo:padding-left="0.1041in" fo:padding-bottom="0.0729in" fo:padding-right="0.1041in"/>
    </style:style>
    <style:style style:name="P93" style:parent-style-name="Normal" style:family="paragraph">
      <style:paragraph-properties fo:margin-bottom="0.0694in" fo:line-height="100%"/>
    </style:style>
    <style:style style:name="T94"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style>
    <style:style style:name="TableCell95" style:family="table-cell">
      <style:table-cell-properties fo:border="none" style:writing-mode="lr-tb" fo:padding-top="0.0729in" fo:padding-left="0.1041in" fo:padding-bottom="0.0729in" fo:padding-right="0.1041in"/>
    </style:style>
    <style:style style:name="P96" style:parent-style-name="Normal" style:family="paragraph">
      <style:paragraph-properties fo:margin-bottom="0.0694in" fo:line-height="100%"/>
    </style:style>
    <style:style style:name="T97"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style>
    <style:style style:name="TableCell98" style:family="table-cell">
      <style:table-cell-properties fo:border="none" style:writing-mode="lr-tb" fo:padding-top="0.0729in" fo:padding-left="0.1041in" fo:padding-bottom="0.0729in" fo:padding-right="0.1041in"/>
    </style:style>
    <style:style style:name="P99" style:parent-style-name="Normal" style:family="paragraph">
      <style:paragraph-properties fo:margin-bottom="0.0694in" fo:line-height="100%"/>
    </style:style>
    <style:style style:name="T100"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style>
    <style:style style:name="TableRow101" style:family="table-row">
      <style:table-row-properties/>
    </style:style>
    <style:style style:name="TableCell102" style:family="table-cell">
      <style:table-cell-properties fo:border="none" style:writing-mode="lr-tb" fo:padding-top="0.0729in" fo:padding-left="0.1041in" fo:padding-bottom="0.0729in" fo:padding-right="0.1041in"/>
    </style:style>
    <style:style style:name="P103" style:parent-style-name="Normal" style:family="paragraph">
      <style:paragraph-properties fo:margin-bottom="0.0694in" fo:line-height="100%"/>
      <style:text-properties style:font-name="Times New Roman" style:font-name-asian="Times New Roman" style:font-name-complex="Times New Roman" style:letter-kerning="false" fo:font-size="12pt" style:font-size-asian="12pt" style:font-size-complex="12pt"/>
    </style:style>
    <style:style style:name="TableCell104" style:family="table-cell">
      <style:table-cell-properties fo:border="none" style:writing-mode="lr-tb" fo:padding-top="0.0729in" fo:padding-left="0.1041in" fo:padding-bottom="0.0729in" fo:padding-right="0.1041in"/>
    </style:style>
    <style:style style:name="P105" style:parent-style-name="Normal" style:family="paragraph">
      <style:paragraph-properties fo:margin-bottom="0.0694in" fo:line-height="100%"/>
      <style:text-properties style:font-name="Times New Roman" style:font-name-asian="Times New Roman" style:font-name-complex="Times New Roman" style:letter-kerning="false" fo:font-size="12pt" style:font-size-asian="12pt" style:font-size-complex="12pt"/>
    </style:style>
    <style:style style:name="TableCell106" style:family="table-cell">
      <style:table-cell-properties fo:border="none" style:writing-mode="lr-tb" fo:padding-top="0.0729in" fo:padding-left="0.1041in" fo:padding-bottom="0.0729in" fo:padding-right="0.1041in"/>
    </style:style>
    <style:style style:name="P107" style:parent-style-name="Normal" style:family="paragraph">
      <style:paragraph-properties fo:margin-bottom="0.0694in" fo:line-height="100%"/>
      <style:text-properties style:font-name="Times New Roman" style:font-name-asian="Times New Roman" style:font-name-complex="Times New Roman" style:letter-kerning="false" fo:font-size="12pt" style:font-size-asian="12pt" style:font-size-complex="12pt"/>
    </style:style>
    <style:style style:name="TableCell108" style:family="table-cell">
      <style:table-cell-properties fo:border="none" style:writing-mode="lr-tb" fo:padding-top="0.0729in" fo:padding-left="0.1041in" fo:padding-bottom="0.0729in" fo:padding-right="0.1041in"/>
    </style:style>
    <style:style style:name="P109" style:parent-style-name="Normal" style:family="paragraph">
      <style:paragraph-properties fo:margin-bottom="0.0694in" fo:line-height="100%"/>
      <style:text-properties style:font-name="Times New Roman" style:font-name-asian="Times New Roman" style:font-name-complex="Times New Roman" style:letter-kerning="false" fo:font-size="12pt" style:font-size-asian="12pt" style:font-size-complex="12pt"/>
    </style:style>
    <style:style style:name="TableCell110" style:family="table-cell">
      <style:table-cell-properties fo:border="none" style:writing-mode="lr-tb" fo:padding-top="0.0729in" fo:padding-left="0.1041in" fo:padding-bottom="0.0729in" fo:padding-right="0.1041in"/>
    </style:style>
    <style:style style:name="P111" style:parent-style-name="Normal" style:family="paragraph">
      <style:paragraph-properties fo:margin-bottom="0.0694in" fo:line-height="100%"/>
      <style:text-properties style:font-name="Times New Roman" style:font-name-asian="Times New Roman" style:font-name-complex="Times New Roman" style:letter-kerning="false" fo:font-size="12pt" style:font-size-asian="12pt" style:font-size-complex="12pt"/>
    </style:style>
    <style:style style:name="P112" style:parent-style-name="Normal" style:family="paragraph">
      <style:paragraph-properties fo:margin-top="0.0694in" fo:margin-bottom="0.0694in" fo:line-height="100%"/>
    </style:style>
    <style:style style:name="T113"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style>
    <style:style style:name="T114"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T115" style:parent-style-name="DefaultParagraphFont"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style:style>
    <style:style style:name="P116" style:parent-style-name="Normal" style:list-style-name="LFO4"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style>
    <style:style style:name="P117" style:parent-style-name="Normal" style:list-style-name="LFO4"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style>
    <style:style style:name="P118" style:parent-style-name="Normal" style:list-style-name="LFO4"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style>
    <style:style style:name="P119" style:parent-style-name="Normal" style:list-style-name="LFO4"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style>
    <style:style style:name="P120" style:parent-style-name="Normal" style:family="paragraph">
      <style:paragraph-properties fo:margin-top="0.0694in" fo:margin-bottom="0.0694in" fo:line-height="100%"/>
    </style:style>
    <style:style style:name="T121"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style>
    <style:style style:name="T122"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T123" style:parent-style-name="DefaultParagraphFont"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style:style>
    <style:style style:name="P124" style:parent-style-name="Normal"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style>
    <style:style style:name="P125" style:parent-style-name="Normal"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style>
    <style:style style:name="P126" style:parent-style-name="Normal"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style>
    <style:style style:name="P127" style:parent-style-name="Normal"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style>
    <style:style style:name="P128" style:parent-style-name="Normal" style:family="paragraph">
      <style:paragraph-properties fo:margin-top="0.0694in" fo:margin-bottom="0.0694in" fo:line-height="100%"/>
    </style:style>
    <style:style style:name="T129"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style>
    <style:style style:name="T130"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T131" style:parent-style-name="DefaultParagraphFont"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style:style>
    <style:style style:name="P132" style:parent-style-name="Normal"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style>
    <style:style style:name="P133" style:parent-style-name="Normal" style:family="paragraph">
      <style:paragraph-properties fo:margin-top="0.0694in" fo:margin-bottom="0.0694in" fo:line-height="100%"/>
    </style:style>
    <style:style style:name="T134"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style>
    <style:style style:name="T135"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P136" style:parent-style-name="Normal" style:family="paragraph">
      <style:paragraph-properties fo:margin-top="0.0694in" fo:margin-bottom="0.0694in" fo:line-height="100%"/>
    </style:style>
    <style:style style:name="T137" style:parent-style-name="DefaultParagraphFont" style:family="text">
      <style:text-properties style:font-name="Times New Roman" style:font-name-asian="Times New Roman" style:font-name-complex="Times New Roman" fo:color="#0000FF" style:letter-kerning="false" fo:font-size="12pt" style:font-size-asian="12pt" style:font-size-complex="12pt" style:text-underline-type="single" style:text-underline-style="solid" style:text-underline-width="auto" style:text-underline-mode="continuous"/>
    </style:style>
    <style:style style:name="T138"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T139"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T140" style:parent-style-name="DefaultParagraphFont" style:family="text">
      <style:text-properties style:font-name="Times New Roman" style:font-name-asian="Times New Roman" style:font-name-complex="Times New Roman" fo:color="#0000FF" style:letter-kerning="false" fo:font-size="12pt" style:font-size-asian="12pt" style:font-size-complex="12pt" style:text-underline-type="single" style:text-underline-style="solid" style:text-underline-width="auto" style:text-underline-mode="continuous"/>
    </style:style>
    <style:style style:name="P141" style:parent-style-name="Normal" style:family="paragraph">
      <style:paragraph-properties fo:margin-top="0.0694in" fo:margin-bottom="0.0694in" fo:line-height="100%"/>
    </style:style>
    <style:style style:name="T142"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style>
    <style:style style:name="T143"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T144" style:parent-style-name="DefaultParagraphFont"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style:style>
    <style:style style:name="P145" style:parent-style-name="Normal"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style>
    <style:style style:name="P146" style:parent-style-name="Normal" style:family="paragraph">
      <style:paragraph-properties fo:margin-top="0.0694in" fo:margin-bottom="0.0694in" fo:line-height="100%"/>
    </style:style>
    <style:style style:name="T147"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style>
    <style:style style:name="T148"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T149" style:parent-style-name="DefaultParagraphFont"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style:style>
    <style:style style:name="P150" style:parent-style-name="Normal" style:family="paragraph">
      <style:paragraph-properties fo:margin-top="0.0694in" fo:margin-bottom="0.0694in" fo:line-height="100%"/>
    </style:style>
    <style:style style:name="T151"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style>
    <style:style style:name="T152"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T153" style:parent-style-name="DefaultParagraphFont"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style:style>
    <style:style style:name="T154"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T155" style:parent-style-name="DefaultParagraphFont"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style:style>
    <style:style style:name="P156" style:parent-style-name="Normal"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style>
    <style:style style:name="TableColumn158" style:family="table-column">
      <style:table-column-properties style:column-width="1.05in"/>
    </style:style>
    <style:style style:name="TableColumn159" style:family="table-column">
      <style:table-column-properties style:column-width="1.8951in"/>
    </style:style>
    <style:style style:name="TableColumn160" style:family="table-column">
      <style:table-column-properties style:column-width="1.3076in"/>
    </style:style>
    <style:style style:name="TableColumn161" style:family="table-column">
      <style:table-column-properties style:column-width="0.8937in"/>
    </style:style>
    <style:style style:name="TableColumn162" style:family="table-column">
      <style:table-column-properties style:column-width="1.3534in"/>
    </style:style>
    <style:style style:name="Table157" style:family="table">
      <style:table-properties style:width="6.5in" fo:margin-left="0in" table:align="left"/>
    </style:style>
    <style:style style:name="TableRow163" style:family="table-row">
      <style:table-row-properties/>
    </style:style>
    <style:style style:name="TableCell164" style:family="table-cell">
      <style:table-cell-properties fo:border="none" style:writing-mode="lr-tb" fo:padding-top="0.0729in" fo:padding-left="0.1041in" fo:padding-bottom="0.0729in" fo:padding-right="0.1041in"/>
    </style:style>
    <style:style style:name="P165" style:parent-style-name="Normal" style:family="paragraph">
      <style:paragraph-properties fo:margin-bottom="0.0694in" fo:line-height="100%"/>
    </style:style>
    <style:style style:name="T166"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style>
    <style:style style:name="TableCell167" style:family="table-cell">
      <style:table-cell-properties fo:border="none" style:writing-mode="lr-tb" fo:padding-top="0.0729in" fo:padding-left="0.1041in" fo:padding-bottom="0.0729in" fo:padding-right="0.1041in"/>
    </style:style>
    <style:style style:name="P168" style:parent-style-name="Normal" style:family="paragraph">
      <style:paragraph-properties fo:margin-bottom="0.0694in" fo:line-height="100%"/>
    </style:style>
    <style:style style:name="T169"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style>
    <style:style style:name="TableCell170" style:family="table-cell">
      <style:table-cell-properties fo:border="none" style:writing-mode="lr-tb" fo:padding-top="0.0729in" fo:padding-left="0.1041in" fo:padding-bottom="0.0729in" fo:padding-right="0.1041in"/>
    </style:style>
    <style:style style:name="P171" style:parent-style-name="Normal" style:family="paragraph">
      <style:paragraph-properties fo:margin-bottom="0.0694in" fo:line-height="100%"/>
    </style:style>
    <style:style style:name="T172"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style>
    <style:style style:name="TableCell173" style:family="table-cell">
      <style:table-cell-properties fo:border="none" style:writing-mode="lr-tb" fo:padding-top="0.0729in" fo:padding-left="0.1041in" fo:padding-bottom="0.0729in" fo:padding-right="0.1041in"/>
    </style:style>
    <style:style style:name="P174" style:parent-style-name="Normal" style:family="paragraph">
      <style:paragraph-properties fo:margin-bottom="0.0694in" fo:line-height="100%"/>
    </style:style>
    <style:style style:name="T175"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style>
    <style:style style:name="TableCell176" style:family="table-cell">
      <style:table-cell-properties fo:border="none" style:writing-mode="lr-tb" fo:padding-top="0.0729in" fo:padding-left="0.1041in" fo:padding-bottom="0.0729in" fo:padding-right="0.1041in"/>
    </style:style>
    <style:style style:name="P177" style:parent-style-name="Normal" style:family="paragraph">
      <style:paragraph-properties fo:margin-bottom="0.0694in" fo:line-height="100%"/>
    </style:style>
    <style:style style:name="T178"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style>
    <style:style style:name="TableRow179" style:family="table-row">
      <style:table-row-properties/>
    </style:style>
    <style:style style:name="TableCell180" style:family="table-cell">
      <style:table-cell-properties fo:border="none" style:writing-mode="lr-tb" fo:padding-top="0.0729in" fo:padding-left="0.1041in" fo:padding-bottom="0.0729in" fo:padding-right="0.1041in"/>
    </style:style>
    <style:style style:name="P181" style:parent-style-name="Normal" style:family="paragraph">
      <style:paragraph-properties fo:margin-bottom="0.0694in" fo:line-height="100%"/>
      <style:text-properties style:font-name="Times New Roman" style:font-name-asian="Times New Roman" style:font-name-complex="Times New Roman" style:letter-kerning="false" fo:font-size="12pt" style:font-size-asian="12pt" style:font-size-complex="12pt"/>
    </style:style>
    <style:style style:name="TableCell182" style:family="table-cell">
      <style:table-cell-properties fo:border="none" style:writing-mode="lr-tb" fo:padding-top="0.0729in" fo:padding-left="0.1041in" fo:padding-bottom="0.0729in" fo:padding-right="0.1041in"/>
    </style:style>
    <style:style style:name="P183" style:parent-style-name="Normal" style:family="paragraph">
      <style:paragraph-properties fo:margin-bottom="0.0694in" fo:line-height="100%"/>
    </style:style>
    <style:style style:name="T184"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T185" style:parent-style-name="DefaultParagraphFont" style:family="text">
      <style:text-properties style:font-name="Times New Roman" style:font-name-asian="Times New Roman" style:font-name-complex="Times New Roman" fo:color="#0000FF" style:letter-kerning="false" fo:font-size="12pt" style:font-size-asian="12pt" style:font-size-complex="12pt" style:text-underline-type="single" style:text-underline-style="solid" style:text-underline-width="auto" style:text-underline-mode="continuous"/>
    </style:style>
    <style:style style:name="TableCell186" style:family="table-cell">
      <style:table-cell-properties fo:border="none" style:writing-mode="lr-tb" fo:padding-top="0.0729in" fo:padding-left="0.1041in" fo:padding-bottom="0.0729in" fo:padding-right="0.1041in"/>
    </style:style>
    <style:style style:name="P187" style:parent-style-name="Normal" style:family="paragraph">
      <style:paragraph-properties fo:margin-bottom="0.0694in" fo:line-height="100%"/>
      <style:text-properties style:font-name="Times New Roman" style:font-name-asian="Times New Roman" style:font-name-complex="Times New Roman" style:letter-kerning="false" fo:font-size="12pt" style:font-size-asian="12pt" style:font-size-complex="12pt"/>
    </style:style>
    <style:style style:name="TableCell188" style:family="table-cell">
      <style:table-cell-properties fo:border="none" style:writing-mode="lr-tb" fo:padding-top="0.0729in" fo:padding-left="0.1041in" fo:padding-bottom="0.0729in" fo:padding-right="0.1041in"/>
    </style:style>
    <style:style style:name="P189" style:parent-style-name="Normal" style:family="paragraph">
      <style:paragraph-properties fo:margin-bottom="0.0694in" fo:line-height="100%"/>
      <style:text-properties style:font-name="Times New Roman" style:font-name-asian="Times New Roman" style:font-name-complex="Times New Roman" style:letter-kerning="false" fo:font-size="12pt" style:font-size-asian="12pt" style:font-size-complex="12pt"/>
    </style:style>
    <style:style style:name="TableCell190" style:family="table-cell">
      <style:table-cell-properties fo:border="none" style:writing-mode="lr-tb" fo:padding-top="0.0729in" fo:padding-left="0.1041in" fo:padding-bottom="0.0729in" fo:padding-right="0.1041in"/>
    </style:style>
    <style:style style:name="P191" style:parent-style-name="Normal" style:family="paragraph">
      <style:paragraph-properties fo:margin-bottom="0.0694in" fo:line-height="100%"/>
      <style:text-properties style:font-name="Times New Roman" style:font-name-asian="Times New Roman" style:font-name-complex="Times New Roman" style:letter-kerning="false" fo:font-size="12pt" style:font-size-asian="12pt" style:font-size-complex="12pt"/>
    </style:style>
    <style:style style:name="TableRow192" style:family="table-row">
      <style:table-row-properties/>
    </style:style>
    <style:style style:name="TableCell193" style:family="table-cell">
      <style:table-cell-properties fo:border="none" style:writing-mode="lr-tb" fo:padding-top="0.0729in" fo:padding-left="0.1041in" fo:padding-bottom="0.0729in" fo:padding-right="0.1041in"/>
    </style:style>
    <style:style style:name="P194" style:parent-style-name="Normal" style:family="paragraph">
      <style:paragraph-properties fo:margin-bottom="0.0694in" fo:line-height="100%"/>
      <style:text-properties style:font-name="Times New Roman" style:font-name-asian="Times New Roman" style:font-name-complex="Times New Roman" style:letter-kerning="false" fo:font-size="12pt" style:font-size-asian="12pt" style:font-size-complex="12pt"/>
    </style:style>
    <style:style style:name="TableCell195" style:family="table-cell">
      <style:table-cell-properties fo:border="none" style:writing-mode="lr-tb" fo:padding-top="0.0729in" fo:padding-left="0.1041in" fo:padding-bottom="0.0729in" fo:padding-right="0.1041in"/>
    </style:style>
    <style:style style:name="P196" style:parent-style-name="Normal" style:family="paragraph">
      <style:paragraph-properties fo:margin-bottom="0.0694in" fo:line-height="100%"/>
    </style:style>
    <style:style style:name="T197"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T198" style:parent-style-name="DefaultParagraphFont" style:family="text">
      <style:text-properties style:font-name="Times New Roman" style:font-name-asian="Times New Roman" style:font-name-complex="Times New Roman" fo:color="#0000FF" style:letter-kerning="false" fo:font-size="12pt" style:font-size-asian="12pt" style:font-size-complex="12pt" style:text-underline-type="single" style:text-underline-style="solid" style:text-underline-width="auto" style:text-underline-mode="continuous"/>
    </style:style>
    <style:style style:name="TableCell199" style:family="table-cell">
      <style:table-cell-properties fo:border="none" style:writing-mode="lr-tb" fo:padding-top="0.0729in" fo:padding-left="0.1041in" fo:padding-bottom="0.0729in" fo:padding-right="0.1041in"/>
    </style:style>
    <style:style style:name="P200" style:parent-style-name="Normal" style:family="paragraph">
      <style:paragraph-properties fo:margin-bottom="0.0694in" fo:line-height="100%"/>
      <style:text-properties style:font-name="Times New Roman" style:font-name-asian="Times New Roman" style:font-name-complex="Times New Roman" style:letter-kerning="false" fo:font-size="12pt" style:font-size-asian="12pt" style:font-size-complex="12pt"/>
    </style:style>
    <style:style style:name="TableCell201" style:family="table-cell">
      <style:table-cell-properties fo:border="none" style:writing-mode="lr-tb" fo:padding-top="0.0729in" fo:padding-left="0.1041in" fo:padding-bottom="0.0729in" fo:padding-right="0.1041in"/>
    </style:style>
    <style:style style:name="P202" style:parent-style-name="Normal" style:family="paragraph">
      <style:paragraph-properties fo:margin-bottom="0.0694in" fo:line-height="100%"/>
      <style:text-properties style:font-name="Times New Roman" style:font-name-asian="Times New Roman" style:font-name-complex="Times New Roman" style:letter-kerning="false" fo:font-size="12pt" style:font-size-asian="12pt" style:font-size-complex="12pt"/>
    </style:style>
    <style:style style:name="TableCell203" style:family="table-cell">
      <style:table-cell-properties fo:border="none" style:writing-mode="lr-tb" fo:padding-top="0.0729in" fo:padding-left="0.1041in" fo:padding-bottom="0.0729in" fo:padding-right="0.1041in"/>
    </style:style>
    <style:style style:name="P204" style:parent-style-name="Normal" style:family="paragraph">
      <style:paragraph-properties fo:margin-bottom="0.0694in" fo:line-height="100%"/>
      <style:text-properties style:font-name="Times New Roman" style:font-name-asian="Times New Roman" style:font-name-complex="Times New Roman" style:letter-kerning="false" fo:font-size="12pt" style:font-size-asian="12pt" style:font-size-complex="12pt"/>
    </style:style>
    <style:style style:name="TableRow205" style:family="table-row">
      <style:table-row-properties/>
    </style:style>
    <style:style style:name="TableCell206" style:family="table-cell">
      <style:table-cell-properties fo:border="none" style:writing-mode="lr-tb" fo:padding-top="0.0729in" fo:padding-left="0.1041in" fo:padding-bottom="0.0729in" fo:padding-right="0.1041in"/>
    </style:style>
    <style:style style:name="P207" style:parent-style-name="Normal" style:family="paragraph">
      <style:paragraph-properties fo:margin-bottom="0.0694in" fo:line-height="100%"/>
      <style:text-properties style:font-name="Times New Roman" style:font-name-asian="Times New Roman" style:font-name-complex="Times New Roman" style:letter-kerning="false" fo:font-size="12pt" style:font-size-asian="12pt" style:font-size-complex="12pt"/>
    </style:style>
    <style:style style:name="TableCell208" style:family="table-cell">
      <style:table-cell-properties fo:border="none" style:writing-mode="lr-tb" fo:padding-top="0.0729in" fo:padding-left="0.1041in" fo:padding-bottom="0.0729in" fo:padding-right="0.1041in"/>
    </style:style>
    <style:style style:name="P209" style:parent-style-name="Normal" style:family="paragraph">
      <style:paragraph-properties fo:margin-bottom="0.0694in" fo:line-height="100%"/>
    </style:style>
    <style:style style:name="T210"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T211" style:parent-style-name="DefaultParagraphFont" style:family="text">
      <style:text-properties style:font-name="Times New Roman" style:font-name-asian="Times New Roman" style:font-name-complex="Times New Roman" fo:color="#0000FF" style:letter-kerning="false" fo:font-size="12pt" style:font-size-asian="12pt" style:font-size-complex="12pt" style:text-underline-type="single" style:text-underline-style="solid" style:text-underline-width="auto" style:text-underline-mode="continuous"/>
    </style:style>
    <style:style style:name="TableCell212" style:family="table-cell">
      <style:table-cell-properties fo:border="none" style:writing-mode="lr-tb" fo:padding-top="0.0729in" fo:padding-left="0.1041in" fo:padding-bottom="0.0729in" fo:padding-right="0.1041in"/>
    </style:style>
    <style:style style:name="P213" style:parent-style-name="Normal" style:family="paragraph">
      <style:paragraph-properties fo:margin-bottom="0.0694in" fo:line-height="100%"/>
      <style:text-properties style:font-name="Times New Roman" style:font-name-asian="Times New Roman" style:font-name-complex="Times New Roman" style:letter-kerning="false" fo:font-size="12pt" style:font-size-asian="12pt" style:font-size-complex="12pt"/>
    </style:style>
    <style:style style:name="TableCell214" style:family="table-cell">
      <style:table-cell-properties fo:border="none" style:writing-mode="lr-tb" fo:padding-top="0.0729in" fo:padding-left="0.1041in" fo:padding-bottom="0.0729in" fo:padding-right="0.1041in"/>
    </style:style>
    <style:style style:name="P215" style:parent-style-name="Normal" style:family="paragraph">
      <style:paragraph-properties fo:margin-bottom="0.0694in" fo:line-height="100%"/>
      <style:text-properties style:font-name="Times New Roman" style:font-name-asian="Times New Roman" style:font-name-complex="Times New Roman" style:letter-kerning="false" fo:font-size="12pt" style:font-size-asian="12pt" style:font-size-complex="12pt"/>
    </style:style>
    <style:style style:name="TableCell216" style:family="table-cell">
      <style:table-cell-properties fo:border="none" style:writing-mode="lr-tb" fo:padding-top="0.0729in" fo:padding-left="0.1041in" fo:padding-bottom="0.0729in" fo:padding-right="0.1041in"/>
    </style:style>
    <style:style style:name="P217" style:parent-style-name="Normal" style:family="paragraph">
      <style:paragraph-properties fo:margin-bottom="0.0694in" fo:line-height="100%"/>
      <style:text-properties style:font-name="Times New Roman" style:font-name-asian="Times New Roman" style:font-name-complex="Times New Roman" style:letter-kerning="false" fo:font-size="12pt" style:font-size-asian="12pt" style:font-size-complex="12pt"/>
    </style:style>
    <style:style style:name="P218" style:parent-style-name="Normal" style:family="paragraph">
      <style:paragraph-properties fo:margin-top="0.0694in" fo:margin-bottom="0.0694in" fo:line-height="100%"/>
    </style:style>
    <style:style style:name="T219"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style>
  </office:automatic-styles>
  <office:body>
    <office:text text:use-soft-page-breaks="true">
      <text:p text:style-name="P1"><text:span text:style-name="T2">(1) WG NAME (and any acronym or abbreviation of the name):</text:span><text:span text:style-name="T3"> </text:span><text:span text:style-name="T4"> </text:span></text:p>
      <text:p text:style-name="P5"><text:span text:style-name="T6">Anchored</text:span><text:span text:style-name="T7"><text:s/></text:span><text:span text:style-name="T8">Notice and Consent Receipt Work Group</text:span></text:p>
      <text:p text:style-name="P9"><text:span text:style-name="T10"><text:line-break/></text:span><text:span text:style-name="T11">ANCR</text:span><text:span text:style-name="T12"> </text:span><text:span text:style-name="T13">WG</text:span></text:p>
      <text:p text:style-name="P14"><text:span text:style-name="T15">(2) PURPOSE:</text:span></text:p>
      <text:p text:style-name="P16">To provide a protocol and framework based on<text:s/>transparency,<text:s/>notice and consent that supports the use of records and receipts for decentralized authorization independent of identifier technology. To provide a<text:s/>set of Transparency Performance Indicators (TPIs) and an associated conformance program to establish a baseline and measurement mechanism for digital transparency, notice and consent. To further develop the initial consent receipt work with a<text:s/><text:s/>specification for an anchor receipt for notice of purpose and context and proof of notice that supports decentralized governance and authorization (Auth C) by the principal and the controller/operator.</text:p>
      <text:p text:style-name="P17">Collaborate with other Kantara, and community and standards groups in the adoption of the protocol and the anchor receipt.</text:p>
      <text:p text:style-name="P18">Contribute this to iso works, contribute to conformance programs for notice and consent in Kantara Initiative Community.</text:p>
      <text:p text:style-name="P19"/>
      <text:p text:style-name="P20"><text:span text:style-name="T21">(3) SCOPE:</text:span><text:span text:style-name="T22"> </text:span></text:p>
      <text:list text:style-name="LFO1" text:continue-numbering="true">
        <text:list-item>
          <text:p text:style-name="P23"><text:span text:style-name="T24">Publish a</text:span><text:span text:style-name="T25"><text:s/>a set of Transparency Performance Indicators (TPIs) that adhere and make use of both international legal and technical standards</text:span><text:span text:style-name="T26">, an associated Code of Conduct and digital transparency, notice and consent framework for global adequacy.</text:span></text:p>
        </text:list-item>
        <text:list-item>
          <text:p text:style-name="P27"><text:span text:style-name="T28">Develop a plan for the next generation of the Consent Receipt (v2 as well as determine the best place and collaboration where this takes place.</text:span></text:p>
          <text:list text:continue-numbering="true">
            <text:list-item>
              <text:p text:style-name="P29"><text:span text:style-name="T30">Update the initial consent receipt specification by specifying the explicit consent record fields for legal proof(s) of notice and proof of consent.</text:span></text:p>
            </text:list-item>
            <text:list-item>
              <text:p text:style-name="P31"><text:span text:style-name="T32">In the update take advantage of ISO 29184</text:span><text:span text:style-name="T33"><text:s/>and ISO 27560</text:span><text:span text:style-name="T34"><text:s/>and other relevant technical standards, laws and policy developments.</text:span></text:p>
            </text:list-item>
          </text:list>
        </text:list-item>
      </text:list>
      <text:p text:style-name="P35"><text:span text:style-name="T36"><text:line-break/></text:span><text:span text:style-name="T37">(4) DRAFT TECHNICAL SPECIFICATIONS:</text:span><text:span text:style-name="T38"> </text:span><text:span text:style-name="T39">List Working Titles of draft Technical Specifications to be produced</text:span><text:span text:style-name="T40"> </text:span><text:span text:style-name="T41">(if any), projected completion dates, and the Standards Setting Organization(s) to which they will be submitted upon approval by the Membership.</text:span></text:p>
      <text:p text:style-name="P42"/>
      <table:table table:style-name="Table43">
        <table:table-columns>
          <table:table-column table:style-name="TableColumn44"/>
          <table:table-column table:style-name="TableColumn45"/>
          <table:table-column table:style-name="TableColumn46"/>
          <table:table-column table:style-name="TableColumn47"/>
        </table:table-columns>
        <table:table-row table:style-name="TableRow48">
          <table:table-cell table:style-name="TableCell49">
            <text:p text:style-name="P50">Specifications in scope</text:p>
          </table:table-cell>
          <table:table-cell table:style-name="TableCell51">
            <text:p text:style-name="P52"><text:span text:style-name="T53">Details</text:span></text:p>
          </table:table-cell>
          <table:table-cell table:style-name="TableCell54">
            <text:p text:style-name="P55"><text:span text:style-name="T56">Dates</text:span></text:p>
          </table:table-cell>
          <table:table-cell table:style-name="TableCell57">
            <text:p text:style-name="P58"><text:span text:style-name="T59">Contributed Towards</text:span></text:p>
          </table:table-cell>
        </table:table-row>
        <table:table-row table:style-name="TableRow60">
          <table:table-cell table:style-name="TableCell61">
            <text:p text:style-name="P62">Transparency Performance Indicators</text:p>
          </table:table-cell>
          <table:table-cell table:style-name="TableCell63">
            <text:list text:style-name="LFO2" text:continue-numbering="true">
              <text:list-item>
                <text:p text:style-name="P64">Publish as a Kantara Specification</text:p>
                <text:list text:continue-numbering="true">
                  <text:list-item>
                    <text:p text:style-name="P65">Complements existing Consent Receipt</text:p>
                  </text:list-item>
                  <text:list-item>
                    <text:p text:style-name="P66">Maps to ISO 27560 and 29184</text:p>
                  </text:list-item>
                  <text:list-item>
                    <text:p text:style-name="P67">Includes Code of Conduct to incorporate legal interoperability requirements.</text:p>
                  </text:list-item>
                </text:list>
              </text:list-item>
            </text:list>
          </table:table-cell>
          <table:table-cell table:style-name="TableCell68">
            <text:p text:style-name="P69">September 2023 publication.</text:p>
          </table:table-cell>
          <table:table-cell table:style-name="TableCell70">
            <text:list text:style-name="LFO3" text:continue-numbering="true">
              <text:list-item>
                <text:p text:style-name="P71">Kantara Specification</text:p>
              </text:list-item>
              <text:list-item>
                <text:p text:style-name="P72">As appropriate for ISO, and other appropriate standards organizations.<text:s/></text:p>
              </text:list-item>
            </text:list>
          </table:table-cell>
        </table:table-row>
      </table:table>
      <text:p text:style-name="P73"><text:span text:style-name="T74">(5) DRAFT RECOMMENDATIONS:</text:span><text:span text:style-name="T75"> </text:span><text:span text:style-name="T76">Other Draft Recommendations and projected completion dates for</text:span><text:span text:style-name="T77"> </text:span><text:span text:style-name="T78">submission for All Member Ballot.</text:span></text:p>
      <table:table table:style-name="Table79">
        <table:table-columns>
          <table:table-column table:style-name="TableColumn80"/>
          <table:table-column table:style-name="TableColumn81"/>
          <table:table-column table:style-name="TableColumn82"/>
          <table:table-column table:style-name="TableColumn83"/>
          <table:table-column table:style-name="TableColumn84"/>
        </table:table-columns>
        <table:table-row table:style-name="TableRow85">
          <table:table-cell table:style-name="TableCell86">
            <text:p text:style-name="P87"><text:span text:style-name="T88">Name</text:span></text:p>
          </table:table-cell>
          <table:table-cell table:style-name="TableCell89">
            <text:p text:style-name="P90"><text:span text:style-name="T91">Description</text:span></text:p>
          </table:table-cell>
          <table:table-cell table:style-name="TableCell92">
            <text:p text:style-name="P93"><text:span text:style-name="T94">Link</text:span></text:p>
          </table:table-cell>
          <table:table-cell table:style-name="TableCell95">
            <text:p text:style-name="P96"><text:span text:style-name="T97">Spec input summary</text:span></text:p>
          </table:table-cell>
          <table:table-cell table:style-name="TableCell98">
            <text:p text:style-name="P99"><text:span text:style-name="T100">date reviewed</text:span></text:p>
          </table:table-cell>
        </table:table-row>
        <table:table-row table:style-name="TableRow101">
          <table:table-cell table:style-name="TableCell102">
            <text:p text:style-name="P103">None</text:p>
          </table:table-cell>
          <table:table-cell table:style-name="TableCell104">
            <text:p text:style-name="P105"/>
          </table:table-cell>
          <table:table-cell table:style-name="TableCell106">
            <text:p text:style-name="P107"/>
          </table:table-cell>
          <table:table-cell table:style-name="TableCell108">
            <text:p text:style-name="P109"/>
          </table:table-cell>
          <table:table-cell table:style-name="TableCell110">
            <text:p text:style-name="P111"/>
          </table:table-cell>
        </table:table-row>
      </table:table>
      <text:p text:style-name="P112"><text:span text:style-name="T113">(6) LEADERSHIP:</text:span><text:span text:style-name="T114"> </text:span><text:span text:style-name="T115">Proposed WG Chair and Editor(s)</text:span></text:p>
      <text:list text:style-name="LFO4" text:continue-numbering="true">
        <text:list-item>
          <text:p text:style-name="P116">Chairs &amp; Secretary (initial)</text:p>
          <text:list text:continue-numbering="true">
            <text:list-item>
              <text:p text:style-name="P117">Chair - Sal D'Agostino</text:p>
            </text:list-item>
            <text:list-item>
              <text:p text:style-name="P118">Editor - Mark Lizar</text:p>
            </text:list-item>
            <text:list-item>
              <text:p text:style-name="P119">Secretary<text:s/>–<text:s/>Gigi Agassini</text:p>
            </text:list-item>
          </text:list>
        </text:list-item>
      </text:list>
      <text:p text:style-name="P120"><text:span text:style-name="T121">(7) AUDIENCE:</text:span><text:span text:style-name="T122"> </text:span><text:span text:style-name="T123">Anticipated audience or users of the work includes</text:span></text:p>
      <text:soft-page-break/>
      <text:p text:style-name="P124">Software developers, and product managers as a means of achieving interoperability across a wide range identity, security, and privacy of use cases. Developers of decentralized governance and next generation internet services.</text:p>
      <text:p text:style-name="P125">Regulators looking for technical controls to implement legal requirements that scale.</text:p>
      <text:p text:style-name="P126">For human beings, as the notice and consent receipts provide an alternative/complement to terms of services and privacy<text:s/>policies and<text:s/>provide something that can be understood by people. This<text:s/>contrasts with<text:s/>the current abuser experience, namely that privacy policies and terms of service address privacy concerns and provide safeguards of personal information.</text:p>
      <text:p text:style-name="P127">Operators of identity, privacy, security, and consent systems in the real world.</text:p>
      <text:p text:style-name="P128"><text:span text:style-name="T129">(8) DURATION:</text:span><text:span text:style-name="T130"> </text:span><text:span text:style-name="T131">Objective criteria for determining when the work of the WG has been completed (or a statement that the WG is intended to be a standing WG to address work that is expected to be ongoing).</text:span></text:p>
      <text:p text:style-name="P132">The charter is for the next year, to cover the publication of the TPI specification and also to cover the path of the work going forward..</text:p>
      <text:p text:style-name="P133"><text:span text:style-name="T134">(9) IPR POLICY:</text:span><text:span text:style-name="T135"> The Organization approved Intellectual Property Rights Policy under which the WG will operate.</text:span></text:p>
      <text:p text:style-name="P136"><text:a xlink:href="https://kantarainitiative.org/wp-content/uploads/2014/08/KantaraInitiativeIPRPolicies_V2.0.pdf" office:target-frame-name="_top" xlink:show="replace"><text:span text:style-name="T137">Kantara Initiative IPR Policy</text:span></text:a><text:span text:style-name="T138"> - Patent and Copyright, Reciprocal Royalty Free, opt out to RAND, </text:span><text:span text:style-name="T139"><text:line-break/></text:span><text:a xlink:href="https://kantarainitiative.org/confluence/pages/viewpage.action?pageId=41025689" office:target-frame-name="_top" xlink:show="replace"><text:span text:style-name="T140">https://kantarainitiative.org/confluence/pages/viewpage.action?pageId=41025689</text:span></text:a></text:p>
      <text:p text:style-name="P141"><text:span text:style-name="T142">(10) RELATED WORK AND LIAISONS:</text:span><text:span text:style-name="T143"> </text:span><text:span text:style-name="T144">Related work being done in other WGs or other organizations and any proposed liaison with those other WGs or organizations.</text:span></text:p>
      <text:p text:style-name="P145">Notice and Consent Task force at ToiP, DIACC, Kantara ISO BOT Liaison, aNG liaison, and W3C DPV among others. Numerous other previous activities and liaisons developed in the Kantara CIS WG. (now archived).</text:p>
      <text:p text:style-name="P146"><text:span text:style-name="T147">(11) CONTRIBUTIONS (optional):</text:span><text:span text:style-name="T148"> </text:span><text:span text:style-name="T149">A list of contributions that the proposers anticipate will be made to the WG.</text:span></text:p>
      <text:p text:style-name="P150"><text:span text:style-name="T151">(12) PROPOSERS:</text:span><text:span text:style-name="T152"> </text:span><text:span text:style-name="T153">Names, email addresses, and any constituent affiliations of at least the minimum set of proposers required to support forming the WG. At least 3 proposers must be listed. At least 2 of the proposers must be Kantara Initiative Members -</text:span><text:span text:style-name="T154"> </text:span><text:a xlink:href="https://kantarainitiative.org/members/" office:target-frame-name="_top" xlink:show="replace"><text:span text:style-name="T155">current members list</text:span></text:a></text:p>
      <text:p text:style-name="P156"/>
      <table:table table:style-name="Table157">
        <table:table-columns>
          <table:table-column table:style-name="TableColumn158"/>
          <table:table-column table:style-name="TableColumn159"/>
          <table:table-column table:style-name="TableColumn160"/>
          <table:table-column table:style-name="TableColumn161"/>
          <table:table-column table:style-name="TableColumn162"/>
        </table:table-columns>
        <table:table-row table:style-name="TableRow163">
          <table:table-cell table:style-name="TableCell164">
            <text:soft-page-break/>
            <text:p text:style-name="P165"><text:span text:style-name="T166">Proposers Name</text:span></text:p>
          </table:table-cell>
          <table:table-cell table:style-name="TableCell167">
            <text:p text:style-name="P168"><text:span text:style-name="T169">Email</text:span></text:p>
          </table:table-cell>
          <table:table-cell table:style-name="TableCell170">
            <text:p text:style-name="P171"><text:span text:style-name="T172">Organization (or Individual)</text:span></text:p>
          </table:table-cell>
          <table:table-cell table:style-name="TableCell173">
            <text:p text:style-name="P174"><text:span text:style-name="T175">Voting Member</text:span></text:p>
          </table:table-cell>
          <table:table-cell table:style-name="TableCell176">
            <text:p text:style-name="P177"><text:span text:style-name="T178">Affiliations</text:span></text:p>
          </table:table-cell>
        </table:table-row>
        <table:table-row table:style-name="TableRow179">
          <table:table-cell table:style-name="TableCell180">
            <text:p text:style-name="P181">Paul Knowles</text:p>
          </table:table-cell>
          <table:table-cell table:style-name="TableCell182">
            <text:p text:style-name="P183"><text:span text:style-name="T184">paul.knowles [at] </text:span><text:a xlink:href="http://humancolossus.org/" office:target-frame-name="_top" xlink:show="replace"><text:span text:style-name="T185">humancolossus.org</text:span></text:a></text:p>
          </table:table-cell>
          <table:table-cell table:style-name="TableCell186">
            <text:p text:style-name="P187">Human Colossus</text:p>
          </table:table-cell>
          <table:table-cell table:style-name="TableCell188">
            <text:p text:style-name="P189">x</text:p>
          </table:table-cell>
          <table:table-cell table:style-name="TableCell190">
            <text:p text:style-name="P191">ToiP-Inputs and Semantics WG</text:p>
          </table:table-cell>
        </table:table-row>
        <table:table-row table:style-name="TableRow192">
          <table:table-cell table:style-name="TableCell193">
            <text:p text:style-name="P194">Sal D’Agostino</text:p>
          </table:table-cell>
          <table:table-cell table:style-name="TableCell195">
            <text:p text:style-name="P196"><text:span text:style-name="T197">1dmach1n35 [at] </text:span><text:a xlink:href="http://gmail.com/" office:target-frame-name="_top" xlink:show="replace"><text:span text:style-name="T198">gmail.com</text:span></text:a></text:p>
          </table:table-cell>
          <table:table-cell table:style-name="TableCell199">
            <text:p text:style-name="P200">Individual</text:p>
          </table:table-cell>
          <table:table-cell table:style-name="TableCell201">
            <text:p text:style-name="P202">x</text:p>
          </table:table-cell>
          <table:table-cell table:style-name="TableCell203">
            <text:p text:style-name="P204">Security Industry Association, ToIP, Kantara</text:p>
          </table:table-cell>
        </table:table-row>
        <table:table-row table:style-name="TableRow205">
          <table:table-cell table:style-name="TableCell206">
            <text:p text:style-name="P207">Mark Lizar</text:p>
          </table:table-cell>
          <table:table-cell table:style-name="TableCell208">
            <text:p text:style-name="P209"><text:span text:style-name="T210">Mark [at] </text:span><text:a xlink:href="http://openconsent.com/" office:target-frame-name="_top" xlink:show="replace"><text:span text:style-name="T211">openconsent.com</text:span></text:a></text:p>
          </table:table-cell>
          <table:table-cell table:style-name="TableCell212">
            <text:p text:style-name="P213">OpenConsent</text:p>
          </table:table-cell>
          <table:table-cell table:style-name="TableCell214">
            <text:p text:style-name="P215">x</text:p>
          </table:table-cell>
          <table:table-cell table:style-name="TableCell216">
            <text:p text:style-name="P217">Trust Over IP Notice and Consent Task Force</text:p>
          </table:table-cell>
        </table:table-row>
      </table:table>
      <text:p text:style-name="P218"><text:span text:style-name="T219"> </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hyphenate="false"/>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Revision" style:display-name="Revision"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lvatore D'Agostino</meta:initial-creator>
    <dc:creator>Salvatore D'Agostino</dc:creator>
    <meta:creation-date>2023-08-15T14:28:00Z</meta:creation-date>
    <dc:date>2023-08-15T14:28:00Z</dc:date>
    <meta:template xlink:href="Normal.dotm" xlink:type="simple"/>
    <meta:editing-cycles>2</meta:editing-cycles>
    <meta:editing-duration>PT360S</meta:editing-duration>
    <meta:document-statistic meta:page-count="4" meta:paragraph-count="13" meta:word-count="1017" meta:character-count="6804" meta:row-count="48" meta:non-whitespace-character-count="5800"/>
  </office:meta>
</office:document-meta>
</file>